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B" style:family="table-column">
      <style:table-column-properties style:column-width="5.667cm" style:rel-column-width="21844*"/>
    </style:style>
    <style:style style:name="Tableau1.C" style:family="table-column">
      <style:table-column-properties style:column-width="5.667cm" style:rel-column-width="21846*"/>
    </style:style>
    <style:style style:name="Tableau1.1" style:family="table-row">
      <style:table-row-properties style:min-row-height="0.58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underline-style="none" officeooo:rsid="000ea7ca" officeooo:paragraph-rsid="001e9d08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158c76" officeooo:paragraph-rsid="001e9d08"/>
    </style:style>
    <style:style style:name="P3" style:family="paragraph" style:parent-style-name="Table_20_Contents">
      <style:paragraph-properties fo:text-align="start" style:justify-single-word="false"/>
      <style:text-properties officeooo:rsid="001e9d08" officeooo:paragraph-rsid="001e9d08"/>
    </style:style>
    <style:style style:name="P4" style:family="paragraph" style:parent-style-name="Table_20_Contents">
      <style:paragraph-properties fo:text-align="start" style:justify-single-word="false"/>
      <style:text-properties officeooo:rsid="00158c76" officeooo:paragraph-rsid="001e9d08"/>
    </style:style>
    <style:style style:name="P5" style:family="paragraph" style:parent-style-name="Table_20_Contents">
      <style:paragraph-properties fo:text-align="start" style:justify-single-word="false"/>
      <style:text-properties officeooo:paragraph-rsid="001e9d08"/>
    </style:style>
    <style:style style:name="P6" style:family="paragraph" style:parent-style-name="Table_20_Contents">
      <style:paragraph-properties fo:text-align="start" style:justify-single-word="false"/>
      <style:text-properties officeooo:rsid="00169023" officeooo:paragraph-rsid="001e9d08"/>
    </style:style>
    <style:style style:name="T1" style:family="text">
      <style:text-properties officeooo:rsid="001e9d08"/>
    </style:style>
    <style:style style:name="T2" style:family="text">
      <style:text-properties officeooo:rsid="001a02a0"/>
    </style:style>
    <style:style style:name="T3" style:family="text">
      <style:text-properties officeooo:rsid="00169023"/>
    </style:style>
    <style:style style:name="T4" style:family="text">
      <style:text-properties officeooo:rsid="001cffd0"/>
    </style:style>
    <style:style style:name="T5" style:family="text">
      <style:text-properties officeooo:rsid="001ec5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Cahier des charges :</text:p>
      <text:p text:style-name="P2"/>
      <text:p text:style-name="P2"><text:tab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Charge</text:p>
          </table:table-cell>
          <table:table-cell table:style-name="Tableau1.A1" office:value-type="string">
            <text:p text:style-name="P4">Solution</text:p>
          </table:table-cell>
          <table:table-cell table:style-name="Tableau1.C1" office:value-type="string">
            <text:p text:style-name="P3">Tests de vérification</text:p>
          </table:table-cell>
        </table:table-row>
        <table:table-row>
          <table:table-cell table:style-name="Tableau1.A2" office:value-type="string">
            <text:p text:style-name="P4">Supporter les OS Linux</text:p>
          </table:table-cell>
          <table:table-cell table:style-name="Tableau1.A2" office:value-type="string">
            <text:p text:style-name="P4">Coder <text:span text:style-name="T1">pour </text:span>Linux, et utiliser des ressources non-propriétaires :</text:p>
            <text:p text:style-name="P4">gcc, ddd, git, ...</text:p>
          </table:table-cell>
          <table:table-cell table:style-name="Tableau1.C2" office:value-type="string">
            <text:p text:style-name="P3">Vérifier que le jeu se lance sous Linux</text:p>
          </table:table-cell>
        </table:table-row>
        <table:table-row>
          <table:table-cell table:style-name="Tableau1.A2" office:value-type="string">
            <text:p text:style-name="P6">Permettre aux nouveaux joueurs <text:span text:style-name="T2">de s'initier</text:span></text:p>
          </table:table-cell>
          <table:table-cell table:style-name="Tableau1.A2" office:value-type="string">
            <text:p text:style-name="P4">Ajouter une aide au jeu, <text:span text:style-name="T3">sous forme de tutoriel</text:span></text:p>
          </table:table-cell>
          <table:table-cell table:style-name="Tableau1.C2" office:value-type="string">
            <text:p text:style-name="P5">- <text:span text:style-name="T1">Le tutoriel se lance lorsqu'on clique sur « tutoriel » dans le menu</text:span></text:p>
            <text:p text:style-name="P5"/>
            <text:p text:style-name="P5">- <text:span text:style-name="T1">Des popups s'affichent bien pour indiquer quoi faire au joueur</text:span></text:p>
            <text:p text:style-name="P5"/>
            <text:p text:style-name="P5">- <text:span text:style-name="T1">Les différentes actions du jeu sont disponibles dans le tutoriel</text:span></text:p>
            <text:p text:style-name="P5"/>
            <text:p text:style-name="P5">- <text:span text:style-name="T1">Le joueur n'a pas besoin d'être connecté </text:span><text:s text:c="2"/><text:span text:style-name="T1">pour lancer le tutoriel</text:span></text:p>
            <text:p text:style-name="P5">- ...</text:p>
            <text:p text:style-name="P5"/>
          </table:table-cell>
        </table:table-row>
        <table:table-row>
          <table:table-cell table:style-name="Tableau1.A2" office:value-type="string">
            <text:p text:style-name="P6">Créer un menu permettant de chercher une partie, ou de lancer le tutoriel</text:p>
          </table:table-cell>
          <table:table-cell table:style-name="Tableau1.A2" office:value-type="string">
            <text:p text:style-name="P6">Interface cliquable grâce à la l<text:span text:style-name="T4">ib SDL : Simple DirectMedia Layer</text:span></text:p>
          </table:table-cell>
          <table:table-cell table:style-name="Tableau1.C2" office:value-type="string">
            <text:p text:style-name="P5">- <text:span text:style-name="T1">Chaque bouton du menu appelle effectivement le callback correspondant</text:span></text:p>
            <text:p text:style-name="P5"/>
            <text:p text:style-name="P5">- <text:span text:style-name="T1">Le menu s'affiche correctement</text:span></text:p>
            <text:p text:style-name="P5"/>
          </table:table-cell>
        </table:table-row>
        <table:table-row>
          <table:table-cell table:style-name="Tableau1.A2" office:value-type="string">
            <text:p text:style-name="P4">Gérer le système d'annonces et de mises</text:p>
          </table:table-cell>
          <table:table-cell table:style-name="Tableau1.A2" office:value-type="string">
            <text:p text:style-name="P4">Passer par un fichier caché dans une de nos sessions, qui recensera les dés de chaque joueur pour chaque partie</text:p>
          </table:table-cell>
          <table:table-cell table:style-name="Tableau1.C2" office:value-type="string">
            <text:p text:style-name="P5">- <text:span text:style-name="T1">Vérifier que les règles du Peudo sont respectées en jeu</text:span></text:p>
            <text:p text:style-name="P5"/>
          </table:table-cell>
        </table:table-row>
        <table:table-row>
          <table:table-cell table:style-name="Tableau1.A2" office:value-type="string">
            <text:p text:style-name="P4">Permettre à un utilisateur de se connecter <text:span text:style-name="T1">à une partie </text:span>de PerudOnLan</text:p>
          </table:table-cell>
          <table:table-cell table:style-name="Tableau1.A2" office:value-type="string">
            <text:p text:style-name="P4">Passer par un fichier caché dans une de nos sessions, qui recensera les <text:span text:style-name="T1">parties disponibles, puis mettra en relation directement les joueurs,</text:span></text:p>
            <text:p text:style-name="P3">en utilisant une relation client-serveur entre un joueur maître et les autres joueurs, par processus TCP</text:p>
          </table:table-cell>
          <table:table-cell table:style-name="Tableau1.C2" office:value-type="string">
            <text:p text:style-name="P5">- <text:span text:style-name="T1">Créer une nouvelle partie, s'y connecter, s'en déconnecter brutalement et vérifier que cela n'altère pas le jeu</text:span></text:p>
            <text:p text:style-name="P5"><text:s/></text:p>
          </table:table-cell>
        </table:table-row>
        <table:table-row>
          <table:table-cell table:style-name="Tableau1.A2" office:value-type="string">
            <text:p text:style-name="P4">Compléter le matchmaking par une IA</text:p>
          </table:table-cell>
          <table:table-cell table:style-name="Tableau1.A2" office:value-type="string">
            <text:p text:style-name="P4">Implémenter une IA</text:p>
            <text:p text:style-name="P4"/>
          </table:table-cell>
          <table:table-cell table:style-name="Tableau1.C2" office:value-type="string">
            <text:p text:style-name="P5">- <text:span text:style-name="T1">Vérifier que l'IA suit les règles du jeu</text:span></text:p>
            <text:p text:style-name="P5"/>
            <text:p text:style-name="P5">- <text:span text:style-name="T1">L'IA suit le comportement </text:span><text:soft-page-break/><text:span text:style-name="T1">qu'on lui veut (fréquence des bluffs...)</text:span></text:p>
          </table:table-cell>
        </table:table-row>
        <table:table-row>
          <table:table-cell table:style-name="Tableau1.A2" office:value-type="string">
            <text:p text:style-name="P4">Gérer l'affichage graphique <text:span text:style-name="T5">et l'interface souris</text:span></text:p>
          </table:table-cell>
          <table:table-cell table:style-name="Tableau1.A2" office:value-type="string">
            <text:p text:style-name="P4">Utiliser la <text:span text:style-name="T4">SDL</text:span> et des photos de dés réels.</text:p>
          </table:table-cell>
          <table:table-cell table:style-name="Tableau1.C2" office:value-type="string">
            <text:p text:style-name="P5">-<text:span text:style-name="T5">Vérifier visuellement la validité de l'interface</text:span></text:p>
            <text:p text:style-name="P5"/>
            <text:p text:style-name="P5">-<text:span text:style-name="T5">Les callbacks donnent les résultats escomptés</text:span></text:p>
          </table:table-cell>
        </table:table-row>
        <table:table-row>
          <table:table-cell table:style-name="Tableau1.A2" office:value-type="string">
            <text:p text:style-name="P4">Faciliter l'accès au jeu</text:p>
          </table:table-cell>
          <table:table-cell table:style-name="Tableau1.A2" office:value-type="string">
            <text:p text:style-name="P4">Diffuser le jeu fini auprès de tous les étudiants</text:p>
          </table:table-cell>
          <table:table-cell table:style-name="Tableau1.C2" office:value-type="string">
            <text:p text:style-name="P5"/>
          </table:table-cell>
        </table:table-row>
      </table:table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de </meta:initial-creator>
    <meta:creation-date>2014-02-28T17:04:07.987421348</meta:creation-date>
    <dc:date>2014-02-28T17:37:31.494605448</dc:date>
    <dc:creator>Dede </dc:creator>
    <meta:editing-duration>PT3M52S</meta:editing-duration>
    <meta:editing-cycles>1</meta:editing-cycles>
    <meta:document-statistic meta:table-count="1" meta:image-count="0" meta:object-count="0" meta:page-count="2" meta:paragraph-count="38" meta:word-count="313" meta:character-count="1860" meta:non-whitespace-character-count="1579"/>
    <meta:generator>LibreOffice/4.1.3.2$Linux_x86 LibreOffice_project/410m0$Build-2</meta:generator>
  </office:meta>
</office:document-meta>
</file>